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CharacterIterator.setIndex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StringCharacterIterator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setTex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StringCharacterIterator( java . lang . String var0 , int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getEn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StringCharacterIterat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getBegin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CharacterIterator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